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language="es" fo:country="AR" officeooo:rsid="000726a2" officeooo:paragraph-rsid="000726a2"/>
    </style:style>
    <style:style style:name="P2" style:family="paragraph" style:parent-style-name="Standard">
      <style:paragraph-properties fo:text-align="center" style:justify-single-word="false"/>
      <style:text-properties fo:language="es" fo:country="AR" officeooo:rsid="000726a2" officeooo:paragraph-rsid="000726a2"/>
    </style:style>
    <style:style style:name="P3" style:family="paragraph" style:parent-style-name="Standard">
      <style:paragraph-properties fo:text-align="start" style:justify-single-word="false"/>
      <style:text-properties fo:language="es" fo:country="AR" officeooo:rsid="0007d0aa" officeooo:paragraph-rsid="0007d0aa"/>
    </style:style>
    <style:style style:name="P4" style:family="paragraph" style:parent-style-name="Standard">
      <style:paragraph-properties fo:text-align="start" style:justify-single-word="false"/>
      <style:text-properties fo:language="es" fo:country="AR" officeooo:rsid="000aab74" officeooo:paragraph-rsid="000aab74"/>
    </style:style>
    <style:style style:name="P5" style:family="paragraph" style:parent-style-name="Standard">
      <style:paragraph-properties fo:text-align="start" style:justify-single-word="false"/>
      <style:text-properties fo:language="es" fo:country="AR" officeooo:rsid="000c3d1c" officeooo:paragraph-rsid="000c3d1c"/>
    </style:style>
    <style:style style:name="P6" style:family="paragraph" style:parent-style-name="Standard">
      <style:paragraph-properties fo:text-align="start" style:justify-single-word="false"/>
      <style:text-properties fo:language="es" fo:country="AR" officeooo:rsid="000f202f" officeooo:paragraph-rsid="000f202f"/>
    </style:style>
    <style:style style:name="P7" style:family="paragraph" style:parent-style-name="Standard">
      <style:paragraph-properties fo:text-align="start" style:justify-single-word="false"/>
      <style:text-properties fo:language="es" fo:country="AR" officeooo:rsid="001aff52" officeooo:paragraph-rsid="000f202f"/>
    </style:style>
    <style:style style:name="T1" style:family="text">
      <style:text-properties officeooo:rsid="0007f450"/>
    </style:style>
    <style:style style:name="T2" style:family="text">
      <style:text-properties officeooo:rsid="0008b6eb"/>
    </style:style>
    <style:style style:name="T3" style:family="text">
      <style:text-properties officeooo:rsid="000c3d1c"/>
    </style:style>
    <style:style style:name="T4" style:family="text">
      <style:text-properties officeooo:rsid="000f8d60"/>
    </style:style>
    <style:style style:name="T5" style:family="text">
      <style:text-properties officeooo:rsid="00113425"/>
    </style:style>
    <style:style style:name="T6" style:family="text">
      <style:text-properties officeooo:rsid="001172db"/>
    </style:style>
    <style:style style:name="T7" style:family="text">
      <style:text-properties officeooo:rsid="0013c412"/>
    </style:style>
    <style:style style:name="T8" style:family="text">
      <style:text-properties officeooo:rsid="001462d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p 10</text:p>
      <text:p text:style-name="P1"/>
      <text:p text:style-name="P1">Alumno: Dal Degan Santiago</text:p>
      <text:p text:style-name="P1">Curso: 6º3a</text:p>
      <text:p text:style-name="P1"/>
      <text:p text:style-name="P3">La <text:span text:style-name="T1">verdad esta definida como una relación de coincidencia entre el pensamiento y la cosa a la que este se refiere. “La copa este vaciá”, esto es verdad solo si la copa esta vaciá, pero para eso se asume que la verdad es objetiva universal y que el alcance a lo real es posible. En mi opinión esto no es ni objetivo ni universal, la realidad es completamente subjetiva y por lo tanto depende de cada individuo. “La copa esta vaciá”, la mayor cantidad de gente, al ver la copa vaciá, aceptaría esa afirmación como verdadera, sin embargo </text:span><text:span text:style-name="T3">¿L</text:span><text:span text:style-name="T1">a copa esta realmente vaciá? Se puede decir que la copa esta realmente llena de aire </text:span><text:span text:style-name="T2">y por lo tanto no esta vaciá. Entonces eso demostraría que la afirmación es falsa, sin embargo no cambia el hecho de que la gran mayoría va a seguir diciendo que la copa esta vaciá ya que el aire esta en todos lados Algo lleno de aire, es algo vació.</text:span></text:p>
      <text:p text:style-name="P3"/>
      <text:p text:style-name="P4">Nosotros definimos que es verdad y que no, por ejemplo, el dinero. Un billete de 100 pesos todos aceptos como sociedad que vale 100 pesos, sin embargo para un alienígena un billete de 100 pesos solo vale el material del que esta hecho, o incluso si todos aceptamos que los billetes no tienen ningún valor, estos no tendrán ningún valor. Es decir que los billetes solo tienen su valor, porque nosotros lo deseamos y solo porque nosotros lo deseamos es verdad que valen esa cantidad.</text:p>
      <text:p text:style-name="P4"/>
      <text:p text:style-name="P5">En mi opinión el lenguaje esta muy relacionado con la verdad, volviendo al ejemplo de la copa vaciá. Mencione que la frase puede ser considerada verdad o mentira, pero, ¿por qué? Depende de como sea entendida la frase. “La copa esta vaciá”, vaciá puede ser comprendido como la falta de átomos en un espacio, pero en este caso vaciá es la falta de algún liquido o algo que normalmente podría haber dentro de una copa. Entonces dependiendo de como se entienda el uso de la palabra vació cambia completamente la afirmación hasta un punto del que puede pasar de ser verdadero a falso. </text:p>
      <text:p text:style-name="P5"/>
      <text:p text:style-name="P6">Por otro lado se habla del lenguaje como la madre de todas las comunicaciones, aunque es cierto que hay otros métodos de comunicarse se acepta que el lenguaje es el mas rico y con el que mejor nos podemos expresar. <text:span text:style-name="T4">Sin embargo aun con todas las maneras que hay para expresarse hay cosas que no se pueden expresar. </text:span><text:span text:style-name="T5">Por ejemplo, un color, yo puedo decir color rojo, pero describir el color rojo es prácticamente imposible, </text:span><text:span text:style-name="T6">uno lo podría describir como cierta frecuencia en la que los fotones viajan y como esa frecuencia al entrar en nuestros ojos es percibida y procesada como rojo, sin embargo describir como se siente el color es mucho mas complicado. </text:span><text:span text:style-name="T7">Uno podría decir, que es caliente, intenso, violento. Pero todo esto para una persona ciega no significa nada, </text:span><text:span text:style-name="T8">en este punto estamos alcanzando los limites no solo del idioma sino también del lenguaje. </text:span></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4T16:27:13.366844189</meta:creation-date>
    <dc:date>2021-09-25T18:15:20.057052026</dc:date>
    <meta:editing-duration>PT2H53M5S</meta:editing-duration>
    <meta:editing-cycles>17</meta:editing-cycles>
    <meta:generator>LibreOffice/7.1.6.2$Linux_X86_64 LibreOffice_project/10$Build-2</meta:generator>
    <meta:document-statistic meta:table-count="0" meta:image-count="0" meta:object-count="0" meta:page-count="1" meta:paragraph-count="7" meta:word-count="508" meta:character-count="2831" meta:non-whitespace-character-count="2328"/>
  </office:meta>
</office:document-meta>
</file>